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Deckblatt_20_Vorlage">
      <style:paragraph-properties fo:text-align="start" style:justify-single-word="false"/>
      <style:text-properties style:font-name="Noto Sans" fo:font-size="14pt" style:text-underline-style="none" fo:font-weight="normal" officeooo:rsid="0013dd58" officeooo:paragraph-rsid="001848a1" style:font-size-asian="14pt" style:font-weight-asian="normal" style:font-size-complex="14pt" style:font-weight-complex="normal"/>
    </style:style>
    <style:style style:name="P2" style:family="paragraph" style:parent-style-name="Deckblatt_20_Vorlage">
      <style:text-properties style:font-name="Noto Sans" fo:font-size="14pt" officeooo:paragraph-rsid="001848a1" style:font-size-asian="14pt" style:font-size-complex="14pt"/>
    </style:style>
    <style:style style:name="P3" style:family="paragraph" style:parent-style-name="Deckblatt_20_Vorlage">
      <style:text-properties style:font-name="Noto Sans" fo:font-size="14pt" officeooo:rsid="001848a1" officeooo:paragraph-rsid="001848a1" style:font-size-asian="14pt" style:font-size-complex="14pt"/>
    </style:style>
    <style:style style:name="P4" style:family="paragraph" style:parent-style-name="Deckblatt_20_Vorlage">
      <style:paragraph-properties fo:text-align="start" style:justify-single-word="false"/>
      <style:text-properties style:font-name="Noto Sans" fo:font-size="14pt" officeooo:paragraph-rsid="001848a1" style:font-size-asian="14pt" style:font-size-complex="14pt"/>
    </style:style>
    <style:style style:name="P5" style:family="paragraph" style:parent-style-name="Deckblatt_20_Vorlage">
      <style:paragraph-properties fo:text-align="end" style:justify-single-word="false"/>
      <style:text-properties style:font-name="Noto Sans" fo:font-size="14pt" officeooo:paragraph-rsid="001848a1" style:font-size-asian="14pt" style:font-size-complex="14pt"/>
    </style:style>
    <style:style style:name="P6" style:family="paragraph" style:parent-style-name="Deckblatt_20_Vorlage">
      <style:text-properties style:font-name="Noto Sans" officeooo:paragraph-rsid="001848a1"/>
    </style:style>
    <style:style style:name="P7" style:family="paragraph" style:parent-style-name="Deckblatt_20_Vorlage">
      <style:text-properties style:font-name="Noto Sans" fo:font-size="22pt" officeooo:paragraph-rsid="001848a1" style:font-size-asian="22pt" style:font-size-complex="22pt"/>
    </style:style>
    <style:style style:name="P8" style:family="paragraph" style:parent-style-name="Deckblatt_20_Vorlage">
      <style:text-properties style:font-name="Noto Sans" fo:font-weight="bold" officeooo:rsid="000206d4" officeooo:paragraph-rsid="001848a1" style:font-weight-asian="bold"/>
    </style:style>
    <style:style style:name="P9" style:family="paragraph" style:parent-style-name="Deckblatt_20_Vorlage">
      <style:text-properties style:font-name="Noto Sans" fo:font-weight="bold" officeooo:paragraph-rsid="001848a1" style:font-weight-asian="bold"/>
    </style:style>
    <style:style style:name="P10" style:family="paragraph" style:parent-style-name="Deckblatt_20_Vorlage">
      <style:text-properties style:font-name="Noto Sans" fo:font-size="12pt" officeooo:paragraph-rsid="001848a1" style:font-size-asian="12pt" style:font-size-complex="12pt"/>
    </style:style>
    <style:style style:name="P11" style:family="paragraph" style:parent-style-name="Deckblatt_20_Vorlage">
      <style:text-properties style:font-name="Noto Sans" fo:font-size="12pt" fo:language="none" fo:country="none" officeooo:paragraph-rsid="001848a1" style:font-size-asian="12pt" style:language-asian="none" style:country-asian="none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oto Sans" fo:font-size="12pt" style:text-underline-style="none" fo:font-weight="normal" officeooo:rsid="001a06d2" officeooo:paragraph-rsid="001a06d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oto Sans" fo:font-size="12pt" style:text-underline-style="none" fo:font-weight="normal" officeooo:rsid="001a06d2" officeooo:paragraph-rsid="001b8c8a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Noto Sans" fo:font-size="14pt" fo:language="none" fo:country="none" officeooo:paragraph-rsid="001848a1" style:font-size-asian="14pt" style:language-asian="none" style:country-asian="none" style:font-name-complex="Arial" style:font-size-complex="14pt"/>
    </style:style>
    <style:style style:name="P15" style:family="paragraph" style:parent-style-name="Standard">
      <style:text-properties style:font-name="Noto Sans" fo:font-size="14pt" officeooo:paragraph-rsid="001848a1" style:font-size-asian="14pt" style:font-name-complex="Arial" style:font-size-complex="14pt"/>
    </style:style>
    <style:style style:name="P16" style:family="paragraph" style:parent-style-name="Standard">
      <style:paragraph-properties fo:text-align="start" style:justify-single-word="false" fo:break-before="page"/>
      <style:text-properties style:font-name="Noto Sans" fo:font-size="16pt" style:text-underline-style="none" fo:font-weight="bold" officeooo:rsid="001b8c8a" officeooo:paragraph-rsid="001b8c8a" style:font-size-asian="16pt" style:font-weight-asian="bold" style:font-size-complex="16pt" style:font-weight-complex="bold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Noto Sans" fo:font-size="16pt" style:text-underline-style="solid" style:text-underline-width="auto" style:text-underline-color="font-color" fo:font-weight="bold" officeooo:rsid="001848a1" officeooo:paragraph-rsid="001a06d2" style:font-size-asian="16pt" style:font-weight-asian="bold" style:font-size-complex="16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Noto Sans" fo:font-size="12pt" style:text-underline-style="none" fo:font-weight="normal" officeooo:rsid="0013dd58" officeooo:paragraph-rsid="001a06d2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Noto Sans" fo:font-size="12pt" style:text-underline-style="none" fo:font-weight="normal" officeooo:rsid="0016a6f8" officeooo:paragraph-rsid="001a06d2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 fo:break-before="page"/>
      <style:text-properties style:font-name="Noto Sans" fo:font-size="16pt" style:text-underline-style="solid" style:text-underline-width="auto" style:text-underline-color="font-color" fo:font-weight="bold" officeooo:rsid="001848a1" officeooo:paragraph-rsid="001a06d2" style:font-size-asian="16pt" style:font-weight-asian="bold" style:font-size-complex="16pt" style:font-weight-complex="bold"/>
    </style:style>
    <style:style style:name="P23" style:family="paragraph" style:parent-style-name="Deckblatt_20_Vorlage" style:master-page-name="Standard">
      <style:paragraph-properties style:page-number="1"/>
      <style:text-properties style:font-name="Noto Sans" officeooo:rsid="000206d4" officeooo:paragraph-rsid="001848a1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206d4"/>
    </style:style>
    <style:style style:name="T2" style:family="text">
      <style:text-properties officeooo:rsid="001848a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6"/>
      <text:p text:style-name="P7"/>
      <text:p text:style-name="P7"/>
      <text:p text:style-name="P8">Projektarbeit <text:span text:style-name="T2">LF 7-2</text:span></text:p>
      <text:p text:style-name="P9"/>
      <text:p text:style-name="P10"/>
      <text:p text:style-name="P10"/>
      <text:p text:style-name="P2"/>
      <text:p text:style-name="P14"><draw:line text:anchor-type="char" draw:z-index="0" draw:style-name="gr1" draw:text-style-name="P24" svg:x1="0.189cm" svg:y1="0.229cm" svg:x2="17.441cm" svg:y2="0.229cm"><text:p/></draw:line></text:p>
      <text:p text:style-name="P3">Einrichtung Lokales Netz</text:p>
      <text:p text:style-name="P11"><draw:line text:anchor-type="char" draw:z-index="1" draw:style-name="gr1" draw:text-style-name="P24" svg:x1="0.234cm" svg:y1="0.314cm" svg:x2="17.486cm" svg:y2="0.314cm"><text:p/></draw:line></text:p>
      <text:p text:style-name="P10"/>
      <text:p text:style-name="P15"/>
      <text:p text:style-name="P15"/>
      <text:p text:style-name="P15"/>
      <text:p text:style-name="P2"/>
      <text:p text:style-name="P2"/>
      <text:p text:style-name="P2"/>
      <text:p text:style-name="P5"/>
      <text:p text:style-name="P4">Von <text:span text:style-name="T1">Daniel Klose und Fabian Fest</text:span></text:p>
      <text:p text:style-name="P1"><text:span text:style-name="T1">Teltow</text:span>, <text:span text:style-name="T1">26</text:span>.<text:span text:style-name="T1">06</text:span>.201<text:span text:style-name="T1">7</text:span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Inhaltsverzeichnis</text:p>
          </text:index-title>
          <text:p text:style-name="P18">Projektbeschreibung<text:tab/>3</text:p>
        </text:index-body>
      </text:table-of-content>
      <text:p text:style-name="P12"/>
      <text:p text:style-name="P16"><text:toc-mark-start text:id="IMark70933480" text:outline-level="1"/>Projektbeschreibung<text:toc-mark-end text:id="IMark70933480"/></text:p>
      <text:p text:style-name="P13"/>
      <text:list xml:id="list836099349" text:style-name="L1">
        <text:list-header>
          <text:p text:style-name="P22">Inhaltsverzeichnis</text:p>
          <text:p text:style-name="P19"/>
        </text:list-header>
        <text:list-item>
          <text:p text:style-name="P20">Projektbeschreibung</text:p>
        </text:list-item>
        <text:list-item>
          <text:p text:style-name="P20">Zustände</text:p>
          <text:list>
            <text:list-item>
              <text:p text:style-name="P20">Ist-Zustand</text:p>
            </text:list-item>
            <text:list-item>
              <text:p text:style-name="P20">Soll-Zustand</text:p>
            </text:list-item>
          </text:list>
        </text:list-item>
        <text:list-item>
          <text:p text:style-name="P20">Angebot</text:p>
        </text:list-item>
        <text:list-item>
          <text:p text:style-name="P20">Anlagen</text:p>
          <text:list>
            <text:list-item>
              <text:p text:style-name="P20">Hauseinrichtungsplan</text:p>
              <text:p text:style-name="P21">Kabelliste<text:tab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 style:writing-mode="page">
        <style:tab-stops/>
      </style:paragraph-properties>
      <style:text-properties fo:font-size="12pt" fo:font-style="italic" style:font-size-asian="12pt" style:font-style-asian="italic" style:font-weight-asian="normal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ckblatt_20_Vorlage" style:display-name="Deckblatt Vorlage" style:family="paragraph" style:parent-style-name="Standard">
      <style:paragraph-properties fo:text-align="center" style:justify-single-word="false"/>
      <style:text-properties fo:font-size="24pt" style:font-size-asian="24pt" style:font-name-complex="Arial" style:font-family-complex="Arial" style:font-family-generic-complex="swiss" style:font-pitch-complex="variable" style:font-size-complex="2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writing-mode="page">
        <style:tab-stops>
          <style:tab-stop style:position="17.09cm" style:type="right" style:leader-style="dotted" style:leader-text="."/>
        </style:tab-stops>
      </style:paragraph-properties>
      <style:text-properties fo:background-color="#ffffff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06-27T07:03:28.032271410</dc:date>
    <meta:editing-duration>PT12H32M39S</meta:editing-duration>
    <meta:editing-cycles>10</meta:editing-cycles>
    <meta:document-statistic meta:table-count="0" meta:image-count="0" meta:object-count="0" meta:page-count="4" meta:paragraph-count="16" meta:word-count="34" meta:character-count="279" meta:non-whitespace-character-count="267"/>
  </office:meta>
</office:document-meta>
</file>